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51cm" svg:stroke-color="#000000" draw:marker-start-width="0.076cm" draw:marker-end-width="0.076cm" draw:fill-color="#ffffd7" draw:textarea-horizontal-align="justify" draw:textarea-vertical-align="middle" draw:auto-grow-height="false" fo:min-height="1.64cm" fo:min-width="3.908cm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solid" svg:stroke-width="0.051cm" svg:stroke-color="#000000" draw:marker-start-width="0.076cm" draw:marker-end-width="0.076cm" draw:fill-color="#ff6d6d" draw:textarea-horizontal-align="justify" draw:textarea-vertical-align="middle" draw:auto-grow-height="false" fo:min-height="0.118cm" fo:min-width="0.078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076cm" draw:marker-end-width="0.076cm" draw:fill-color="#ff6d6d" draw:textarea-horizontal-align="justify" draw:textarea-vertical-align="middle" draw:auto-grow-height="false" fo:min-height="0.588cm" fo:min-width="0.339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-color="#5983b0" draw:textarea-horizontal-align="justify" draw:textarea-vertical-align="middle" draw:auto-grow-height="false" fo:min-height="0.118cm" fo:min-width="0.078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152cm" draw:marker-end-width="0.152cm" draw:fill-color="#5983b0" draw:textarea-horizontal-align="center" draw:textarea-vertical-align="middle" draw:auto-grow-height="false" fo:min-height="0.2cm" fo:min-width="0cm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solid" svg:stroke-width="0.051cm" svg:stroke-color="#000000" draw:marker-start-width="0.076cm" draw:marker-end-width="0.076cm" draw:fill-color="#00cfcf" draw:textarea-horizontal-align="justify" draw:textarea-vertical-align="middle" draw:auto-grow-height="false" fo:min-height="0.118cm" fo:min-width="0.078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152cm" draw:marker-end-width="0.152cm" draw:fill-color="#00cfcf" draw:textarea-horizontal-align="justify" draw:textarea-vertical-align="middle" draw:auto-grow-height="false" fo:min-height="0.329cm" fo:min-width="0.079cm" fo:padding-top="0.175cm" fo:padding-bottom="0.175cm" fo:padding-left="0.3cm" fo:padding-right="0.3cm" draw:shadow="hidden"/>
    </style:style>
    <style:style style:name="gr9" style:family="graphic" style:parent-style-name="Arrow_20_Dashed">
      <style:graphic-properties draw:stroke="dash" draw:stroke-dash="Double_20_Dash" svg:stroke-width="0.102cm" draw:marker-start-width="0.356cm" draw:marker-end-width="0.356cm" svg:stroke-linecap="butt" draw:textarea-vertical-align="middle" fo:padding-top="0.176cm" fo:padding-bottom="0.176cm" fo:padding-left="0.301cm" fo:padding-right="0.301cm"/>
    </style:style>
    <style:style style:name="P1" style:family="paragraph">
      <loext:graphic-properties draw:fill-color="#ffffd7"/>
      <style:paragraph-properties fo:text-align="start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-color="#00cfcf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g draw:style-name="gr1">
              <draw:g>
                <draw:polygon draw:style-name="gr2" draw:text-style-name="P1" draw:layer="layout" svg:width="2.915cm" svg:height="7.536cm" svg:x="5.436cm" svg:y="0.656cm" svg:viewBox="0 0 2916 7537" draw:points="587,6315 0,0 1749,902 2916,7537">
                  <text:p/>
                </draw:polygon>
                <draw:polygon draw:style-name="gr2" draw:text-style-name="P1" draw:layer="layout" svg:width="2.805cm" svg:height="7.578cm" svg:x="3.217cm" svg:y="0.656cm" svg:viewBox="0 0 2806 7579" draw:points="2806,6316 2220,0 202,948 0,7579">
                  <text:p/>
                </draw:polygon>
                <draw:polygon draw:style-name="gr2" draw:text-style-name="P1" draw:layer="layout" svg:width="2.685cm" svg:height="7.578cm" svg:x="0.732cm" svg:y="0.656cm" svg:viewBox="0 0 2686 7579" draw:points="0,6315 668,0 2686,948 2485,7579">
                  <text:p/>
                </draw:polygon>
              </draw:g>
            </draw:g>
            <draw:g draw:style-name="gr1">
              <draw:g draw:style-name="gr1">
                <draw:custom-shape draw:style-name="gr3" draw:text-style-name="P2" draw:layer="layout" svg:width="1.255cm" svg:height="1.255cm" draw:transform="skewX (-0.00314159265358979) rotate (-0.00314159265359073) translate (0.538cm 5.25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" draw:text-style-name="P2" draw:layer="layout" svg:width="1.255cm" svg:height="1.256cm" draw:transform="skewX (0.00244346095279206) rotate (0.00244346095279206) translate (0.538cm 4.00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  <draw:equation draw:name="f0" draw:formula="$0 "/>
                    <draw:equation draw:name="f1" draw:formula="10800-$0 "/>
                    <draw:handle draw:handle-position="$0 10800" draw:handle-range-x-minimum="0" draw:handle-range-x-maximum="10800"/>
                  </draw:enhanced-geometry>
                </draw:custom-shape>
              </draw:g>
            </draw:g>
            <draw:g draw:style-name="gr1">
              <draw:custom-shape draw:style-name="gr5" draw:text-style-name="P3" draw:layer="layout" svg:width="1.255cm" svg:height="1.255cm" draw:transform="skewX (-0.00244346095279206) rotate (-0.00244346095279215) translate (3.836cm 2.008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path draw:style-name="gr6" draw:text-style-name="P3" draw:layer="layout" svg:width="1.317cm" svg:height="1.318cm" svg:x="3.805cm" svg:y="0.73cm" svg:viewBox="0 0 1318 1319" svg:d="M641 377c-3 2-5 3-6 5l-255 255c-1 2-4 5-6 7-3 5-4 11-4 16 0 6 1 12 4 15 2 4 5 5 6 8l255 254c1 3 3 5 6 7 6 3 11 4 16 4s12-1 15-4c3-2 6-4 8-7l254-255c3-2 3-4 6-7 2-5 4-11 4-16s-2-12-4-15c-3-3-3-6-6-8l-254-254c-2-2-5-3-8-5-3-3-10-5-15-5s-10 2-16 5zM642 4c5-2 10-4 17-4 5 0 10 2 16 4 2 2 4 3 5 6l629 625c2 2 4 6 4 7 3 5 5 10 5 17 0 5-2 10-5 16 0 2-2 4-4 5l-629 629c-1 2-3 4-5 5-6 4-11 5-16 5-7 0-12-1-17-5-1-1-5-1-7-5l-625-625c-3-2-4-4-6-7-2-5-4-11-4-17 0-4 2-11 4-14 2-4 3-5 6-8l625-628c2-3 6-4 7-6z">
                <text:p/>
              </draw:path>
            </draw:g>
            <draw:g draw:style-name="gr1">
              <draw:custom-shape draw:style-name="gr7" draw:text-style-name="P4" draw:layer="layout" svg:width="1.254cm" svg:height="1.255cm" draw:transform="skewX (-0.00401425727958696) rotate (-0.00401425727958784) translate (6.76cm 4.11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path draw:style-name="gr8" draw:text-style-name="P4" draw:layer="layout" svg:width="1.318cm" svg:height="1.318cm" svg:x="6.728cm" svg:y="2.831cm" svg:viewBox="0 0 1319 1319" svg:d="M930 502c-1 0-1 0-2-1l-254-126c-5-3-10-4-14-4-5 0-11 1-14 4l-256 127c-1 0-3 0-3 1-5 3-8 7-11 11-3 6-5 12-5 17v256c0 6 2 12 5 17 3 3 6 8 11 11 0 1 2 1 3 1l256 126c3 4 9 5 14 5 4 0 10-1 14-5l254-127c1-1 1-1 2-1 5-4 9-7 12-12s5-10 5-16v-257c0-4-2-10-5-15s-7-10-12-12zM1303 316c6 3 10 7 11 12 4 5 5 10 5 16v628c0 5-1 11-5 15-1 6-5 10-11 12l-2 1-627 316c-5 2-10 3-14 3-5 0-11-1-14-3l-628-312-1-1c-6-3-11-6-13-11-2-6-4-11-4-17v-628c0-5 2-10 4-14 2-7 7-10 13-13 0 0 1 0 1-1l628-315c3-3 9-4 14-4 4 0 9 1 14 3l627 312c0 1 2 1 2 1z">
                <text:p/>
              </draw:path>
            </draw:g>
            <draw:polyline draw:style-name="gr9" draw:text-style-name="P5" draw:layer="layout" svg:width="5.339cm" svg:height="0.975cm" draw:transform="rotate (0.367391807544806) translate (1.719cm 6.042cm)" svg:viewBox="0 0 5340 976" draw:points="0,0 1239,976 4321,483 5340,677">
              <text:p/>
            </draw:polyline>
            <draw:polyline draw:style-name="gr9" draw:text-style-name="P5" draw:layer="layout" svg:width="2.547cm" svg:height="0.368cm" draw:transform="skewX (-0.000872664625997232) rotate (0.366693675844009) translate (1.75612394379711cm 3.95764136513577cm)" svg:viewBox="0 0 2548 369" draw:points="0,292 1582,369 2548,0">
              <text:p/>
            </draw:polyline>
            <draw:polyline draw:style-name="gr9" draw:text-style-name="P5" draw:layer="layout" svg:width="1.483cm" svg:height="0.694cm" draw:transform="skewX (0.000698131700797705) rotate (0.366868208769208) translate (4.981cm 2.879cm)" svg:viewBox="0 0 1484 695" draw:points="0,0 706,198 1484,695">
              <text:p/>
            </draw:poly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4:02:07.671311057</meta:creation-date>
    <dc:date>2024-01-08T15:23:30.703546147</dc:date>
    <meta:editing-duration>PT3H21M58S</meta:editing-duration>
    <meta:editing-cycles>22</meta:editing-cycles>
    <meta:generator>LibreOffice/7.5.5.2$Linux_X86_64 LibreOffice_project/50$Build-2</meta:generator>
    <meta:document-statistic meta:object-count="20"/>
  </office:meta>
</office:document-meta>
</file>